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1.969cm"/>
    </style:style>
    <style:style style:name="co11" style:family="table-column">
      <style:table-column-properties fo:break-before="auto" style:column-width="2.969cm"/>
    </style:style>
    <style:style style:name="co12" style:family="table-column">
      <style:table-column-properties fo:break-before="auto" style:column-width="2.912cm"/>
    </style:style>
    <style:style style:name="co13" style:family="table-column">
      <style:table-column-properties fo:break-before="auto" style:column-width="3.579cm"/>
    </style:style>
    <style:style style:name="co14" style:family="table-column">
      <style:table-column-properties fo:break-before="auto" style:column-width="4.939cm"/>
    </style:style>
    <style:style style:name="co15" style:family="table-column">
      <style:table-column-properties fo:break-before="auto" style:column-width="6.216cm"/>
    </style:style>
    <style:style style:name="co16" style:family="table-column">
      <style:table-column-properties fo:break-before="auto" style:column-width="6.02cm"/>
    </style:style>
    <style:style style:name="co17" style:family="table-column">
      <style:table-column-properties fo:break-before="auto" style:column-width="4.494cm"/>
    </style:style>
    <style:style style:name="co18" style:family="table-column">
      <style:table-column-properties fo:break-before="auto" style:column-width="6.077cm"/>
    </style:style>
    <style:style style:name="co19" style:family="table-column">
      <style:table-column-properties fo:break-before="auto" style:column-width="4.523cm"/>
    </style:style>
    <style:style style:name="co20" style:family="table-column">
      <style:table-column-properties fo:break-before="auto" style:column-width="3.718cm"/>
    </style:style>
    <style:style style:name="co21" style:family="table-column">
      <style:table-column-properties fo:break-before="auto" style:column-width="4.688cm"/>
    </style:style>
    <style:style style:name="co22" style:family="table-column">
      <style:table-column-properties fo:break-before="auto" style:column-width="6.188cm"/>
    </style:style>
    <style:style style:name="co23" style:family="table-column">
      <style:table-column-properties fo:break-before="auto" style:column-width="5.66cm"/>
    </style:style>
    <style:style style:name="co24" style:family="table-column">
      <style:table-column-properties fo:break-before="auto" style:column-width="4.994cm"/>
    </style:style>
    <style:style style:name="co26" style:family="table-column">
      <style:table-column-properties fo:break-before="auto" style:column-width="5.521cm"/>
    </style:style>
    <style:style style:name="co27" style:family="table-column">
      <style:table-column-properties fo:break-before="auto" style:column-width="2.718cm"/>
    </style:style>
    <style:style style:name="co28" style:family="table-column">
      <style:table-column-properties fo:break-before="auto" style:column-width="4.023cm"/>
    </style:style>
    <style:style style:name="co29" style:family="table-column">
      <style:table-column-properties fo:break-before="auto" style:column-width="3.912cm"/>
    </style:style>
    <style:style style:name="co30" style:family="table-column">
      <style:table-column-properties fo:break-before="auto" style:column-width="4.189cm"/>
    </style:style>
    <style:style style:name="co31" style:family="table-column">
      <style:table-column-properties fo:break-before="auto" style:column-width="5.272cm"/>
    </style:style>
    <style:style style:name="co32" style:family="table-column">
      <style:table-column-properties fo:break-before="auto" style:column-width="3.967cm"/>
    </style:style>
    <style:style style:name="co33" style:family="table-column">
      <style:table-column-properties fo:break-before="auto" style:column-width="3.69cm"/>
    </style:style>
    <style:style style:name="co34" style:family="table-column">
      <style:table-column-properties fo:break-before="auto" style:column-width="4.745cm"/>
    </style:style>
    <style:style style:name="co35" style:family="table-column">
      <style:table-column-properties fo:break-before="auto" style:column-width="3.745cm"/>
    </style:style>
    <style:style style:name="co36" style:family="table-column">
      <style:table-column-properties fo:break-before="auto" style:column-width="3.357cm"/>
    </style:style>
    <style:style style:name="co37" style:family="table-column">
      <style:table-column-properties fo:break-before="auto" style:column-width="3.08cm"/>
    </style:style>
    <style:style style:name="co39" style:family="table-column">
      <style:table-column-properties fo:break-before="auto" style:column-width="3.773cm"/>
    </style:style>
    <style:style style:name="co40" style:family="table-column">
      <style:table-column-properties fo:break-before="auto" style:column-width="2.635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2.053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Qudsianematidae&quot;;&quot;Rhabditidae&quot;;&quot;Rhabdolaimidae&quot;;&quot;Steinernematidae &quot;;&quot;Trichodoridae &quot;;&quot;Tylenchidae&quot;;&quot;Tylencholaimidae&quot;;&quot;Tylencholaimoidea&quot;;&quot;Tylopharyngidae&quot;;&quot;&quot;)" table:allow-empty-cell="true" table:display-list="sorted-ascending" table:base-cell-address="Sheet1.G2">
          <table:error-message table:message-type="stop" table:display="true"/>
        </table:content-validation>
        <table:content-validation table:name="val3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4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5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5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6" table:default-cell-style-name="ce2"/>
        <table:table-column table:style-name="co27" table:default-cell-style-name="ce2"/>
        <table:table-column table:style-name="co25" table:number-columns-repeated="2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25" table:number-columns-repeated="2" table:default-cell-style-name="ce2"/>
        <table:table-column table:style-name="co31" table:default-cell-style-name="ce2"/>
        <table:table-column table:style-name="co13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2" table:default-cell-style-name="ce2"/>
        <table:table-column table:style-name="co35" table:default-cell-style-name="ce2"/>
        <table:table-column table:style-name="co25" table:default-cell-style-name="ce2"/>
        <table:table-column table:style-name="co36" table:default-cell-style-name="ce2"/>
        <table:table-column table:style-name="co37" table:default-cell-style-name="ce2"/>
        <table:table-column table:style-name="co39" table:default-cell-style-name="ce2"/>
        <table:table-column table:style-name="co36" table:default-cell-style-name="ce2"/>
        <table:table-column table:style-name="co40" table:default-cell-style-name="ce2"/>
        <table:table-column table:style-name="co25" table:number-columns-repeated="978" table:default-cell-style-name="ce2"/>
        <table:table-row table:style-name="ro3">
          <table:table-cell office:value-type="string">
            <text:p>Annotated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office:value-type="string">
            <text:p>Github Url</text:p>
          </table:table-cell>
          <table:table-cell table:number-columns-repeated="976"/>
        </table:table-row>
        <table:table-row table:style-name="ro6">
          <table:table-cell/>
          <table:table-cell office:value-type="string">
            <text:p>Nem_0001</text:p>
          </table:table-cell>
          <table:table-cell/>
          <table:table-cell office:value-type="float" office:value="10.8">
            <text:p>10.8</text:p>
          </table:table-cell>
          <table:table-cell office:value-type="float" office:value="134.1">
            <text:p>134.1</text:p>
          </table:table-cell>
          <table:table-cell table:content-validation-name="val1" office:value-type="string">
            <text:p>x010</text:p>
          </table:table-cell>
          <table:table-cell table:content-validation-name="val2"/>
          <table:table-cell/>
          <table:table-cell table:content-validation-name="val3"/>
          <table:table-cell table:content-validation-name="val4" office:value-type="float" office:value="350.46">
            <text:p>350.46</text:p>
          </table:table-cell>
          <table:table-cell table:content-validation-name="val4"/>
          <table:table-cell table:formula="of:=+[.K2]/[.J2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2</text:p>
          </table:table-cell>
          <table:table-cell/>
          <table:table-cell office:value-type="float" office:value="11.1">
            <text:p>11.1</text:p>
          </table:table-cell>
          <table:table-cell office:value-type="float" office:value="132">
            <text:p>132</text:p>
          </table:table-cell>
          <table:table-cell table:content-validation-name="val1" office:value-type="string">
            <text:p>x010</text:p>
          </table:table-cell>
          <table:table-cell table:content-validation-name="val2" office:value-type="string">
            <text:p>Aporcelaimidae</text:p>
          </table:table-cell>
          <table:table-cell/>
          <table:table-cell table:content-validation-name="val3"/>
          <table:table-cell table:content-validation-name="val5" office:value-type="float" office:value="1037.41">
            <text:p>1037.41</text:p>
          </table:table-cell>
          <table:table-cell table:content-validation-name="val5"/>
          <table:table-cell table:formula="of:=+[.K3]/[.J3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3</text:p>
          </table:table-cell>
          <table:table-cell/>
          <table:table-cell office:value-type="float" office:value="11.1">
            <text:p>11.1</text:p>
          </table:table-cell>
          <table:table-cell office:value-type="float" office:value="136.4">
            <text:p>136.4</text:p>
          </table:table-cell>
          <table:table-cell table:content-validation-name="val1" office:value-type="string">
            <text:p>x010</text:p>
          </table:table-cell>
          <table:table-cell table:content-validation-name="val2"/>
          <table:table-cell/>
          <table:table-cell table:content-validation-name="val3"/>
          <table:table-cell table:content-validation-name="val5" office:value-type="float" office:value="290.42">
            <text:p>290.42</text:p>
          </table:table-cell>
          <table:table-cell table:content-validation-name="val5"/>
          <table:table-cell table:formula="of:=+[.K4]/[.J4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4</text:p>
          </table:table-cell>
          <table:table-cell/>
          <table:table-cell office:value-type="float" office:value="11.5">
            <text:p>11.5</text:p>
          </table:table-cell>
          <table:table-cell office:value-type="float" office:value="139.5">
            <text:p>139.5</text:p>
          </table:table-cell>
          <table:table-cell table:content-validation-name="val1" office:value-type="string">
            <text:p>x010</text:p>
          </table:table-cell>
          <table:table-cell table:content-validation-name="val2" office:value-type="string">
            <text:p>Aporcelaimidae</text:p>
          </table:table-cell>
          <table:table-cell/>
          <table:table-cell table:content-validation-name="val3"/>
          <table:table-cell table:content-validation-name="val5" office:value-type="float" office:value="939.95">
            <text:p>939.95</text:p>
          </table:table-cell>
          <table:table-cell table:content-validation-name="val5" office:value-type="float" office:value="448.9">
            <text:p>448.9</text:p>
          </table:table-cell>
          <table:table-cell table:formula="of:=+[.K5]/[.J5]" office:value-type="percentage" office:value="0.477578594606096">
            <text:p>48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5</text:p>
          </table:table-cell>
          <table:table-cell/>
          <table:table-cell office:value-type="float" office:value="11.6">
            <text:p>11.6</text:p>
          </table:table-cell>
          <table:table-cell office:value-type="float" office:value="133.2">
            <text:p>133.2</text:p>
          </table:table-cell>
          <table:table-cell table:content-validation-name="val1" office:value-type="string">
            <text:p>x010</text:p>
          </table:table-cell>
          <table:table-cell table:content-validation-name="val2" office:value-type="string">
            <text:p>Criconematidae</text:p>
          </table:table-cell>
          <table:table-cell/>
          <table:table-cell table:content-validation-name="val3"/>
          <table:table-cell table:content-validation-name="val5" office:value-type="float" office:value="412.35">
            <text:p>412.35</text:p>
          </table:table-cell>
          <table:table-cell table:content-validation-name="val5"/>
          <table:table-cell table:formula="of:=+[.K6]/[.J6]" office:value-type="percentage" office:value="0">
            <text:p>0%</text:p>
          </table:table-cell>
          <table:table-cell office:value-type="float" office:value="61.1">
            <text:p>61.1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Nem_0006</text:p>
          </table:table-cell>
          <table:table-cell/>
          <table:table-cell office:value-type="float" office:value="11.9">
            <text:p>11.9</text:p>
          </table:table-cell>
          <table:table-cell office:value-type="float" office:value="138">
            <text:p>138</text:p>
          </table:table-cell>
          <table:table-cell table:content-validation-name="val1" office:value-type="string">
            <text:p>x010</text:p>
          </table:table-cell>
          <table:table-cell table:content-validation-name="val2" office:value-type="string">
            <text:p>Aporcelaimidae</text:p>
          </table:table-cell>
          <table:table-cell/>
          <table:table-cell table:content-validation-name="val3"/>
          <table:table-cell table:content-validation-name="val5" office:value-type="float" office:value="1333.64">
            <text:p>1333.64</text:p>
          </table:table-cell>
          <table:table-cell table:content-validation-name="val5" office:value-type="float" office:value="656.48">
            <text:p>656.48</text:p>
          </table:table-cell>
          <table:table-cell table:formula="of:=+[.K7]/[.J7]" office:value-type="percentage" office:value="0.492246783239855">
            <text:p>49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7</text:p>
          </table:table-cell>
          <table:table-cell/>
          <table:table-cell office:value-type="float" office:value="11.6">
            <text:p>11.6</text:p>
          </table:table-cell>
          <table:table-cell office:value-type="float" office:value="139.5">
            <text:p>139.5</text:p>
          </table:table-cell>
          <table:table-cell table:content-validation-name="val1" office:value-type="string">
            <text:p>x010</text:p>
          </table:table-cell>
          <table:table-cell table:content-validation-name="val2" office:value-type="string">
            <text:p>Aporcelaimidae</text:p>
          </table:table-cell>
          <table:table-cell/>
          <table:table-cell table:content-validation-name="val3"/>
          <table:table-cell table:content-validation-name="val5" office:value-type="float" office:value="937.74">
            <text:p>937.74</text:p>
          </table:table-cell>
          <table:table-cell table:content-validation-name="val5" office:value-type="float" office:value="455.94">
            <text:p>455.94</text:p>
          </table:table-cell>
          <table:table-cell table:formula="of:=+[.K8]/[.J8]" office:value-type="percentage" office:value="0.486211529848359">
            <text:p>49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8</text:p>
          </table:table-cell>
          <table:table-cell/>
          <table:table-cell office:value-type="float" office:value="14.8">
            <text:p>14.8</text:p>
          </table:table-cell>
          <table:table-cell office:value-type="float" office:value="135">
            <text:p>135</text:p>
          </table:table-cell>
          <table:table-cell table:content-validation-name="val1" office:value-type="string">
            <text:p>x010</text:p>
          </table:table-cell>
          <table:table-cell table:content-validation-name="val2" office:value-type="string">
            <text:p>Tylenchidae</text:p>
          </table:table-cell>
          <table:table-cell/>
          <table:table-cell table:content-validation-name="val3"/>
          <table:table-cell table:content-validation-name="val5" office:value-type="float" office:value="560.23">
            <text:p>560.23</text:p>
          </table:table-cell>
          <table:table-cell table:content-validation-name="val5"/>
          <table:table-cell table:formula="of:=+[.K9]/[.J9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9</text:p>
          </table:table-cell>
          <table:table-cell/>
          <table:table-cell office:value-type="float" office:value="15.1">
            <text:p>15.1</text:p>
          </table:table-cell>
          <table:table-cell office:value-type="float" office:value="134.4">
            <text:p>134.4</text:p>
          </table:table-cell>
          <table:table-cell table:content-validation-name="val1" office:value-type="string">
            <text:p>x010</text:p>
          </table:table-cell>
          <table:table-cell table:content-validation-name="val2" office:value-type="string">
            <text:p>Criconematidae</text:p>
          </table:table-cell>
          <table:table-cell/>
          <table:table-cell table:content-validation-name="val3"/>
          <table:table-cell table:content-validation-name="val5" office:value-type="float" office:value="479.64">
            <text:p>479.64</text:p>
          </table:table-cell>
          <table:table-cell table:content-validation-name="val5"/>
          <table:table-cell table:formula="of:=+[.K10]/[.J10]" office:value-type="percentage" office:value="0">
            <text:p>0%</text:p>
          </table:table-cell>
          <table:table-cell office:value-type="float" office:value="82.72">
            <text:p>82.72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Nem_0010</text:p>
          </table:table-cell>
          <table:table-cell/>
          <table:table-cell office:value-type="float" office:value="15.4">
            <text:p>15.4</text:p>
          </table:table-cell>
          <table:table-cell office:value-type="float" office:value="134.3">
            <text:p>134.3</text:p>
          </table:table-cell>
          <table:table-cell table:content-validation-name="val1" office:value-type="string">
            <text:p>x010</text:p>
          </table:table-cell>
          <table:table-cell table:content-validation-name="val2" office:value-type="string">
            <text:p>Trichodoridae </text:p>
          </table:table-cell>
          <table:table-cell/>
          <table:table-cell table:content-validation-name="val3"/>
          <table:table-cell table:content-validation-name="val5" office:value-type="float" office:value="598.63">
            <text:p>598.63</text:p>
          </table:table-cell>
          <table:table-cell table:content-validation-name="val5"/>
          <table:table-cell table:formula="of:=+[.K11]/[.J11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11</text:p>
          </table:table-cell>
          <table:table-cell/>
          <table:table-cell office:value-type="float" office:value="15.5">
            <text:p>15.5</text:p>
          </table:table-cell>
          <table:table-cell office:value-type="float" office:value="134.1">
            <text:p>134.1</text:p>
          </table:table-cell>
          <table:table-cell table:content-validation-name="val1" office:value-type="string">
            <text:p>x010</text:p>
          </table:table-cell>
          <table:table-cell table:content-validation-name="val2"/>
          <table:table-cell/>
          <table:table-cell table:content-validation-name="val3"/>
          <table:table-cell table:content-validation-name="val5" office:value-type="float" office:value="432.77">
            <text:p>432.77</text:p>
          </table:table-cell>
          <table:table-cell table:content-validation-name="val5"/>
          <table:table-cell table:formula="of:=+[.K12]/[.J12]" office:value-type="percentage" office:value="0">
            <text:p>0%</text:p>
          </table:table-cell>
          <table:table-cell table:number-columns-repeated="1012"/>
        </table:table-row>
        <table:table-row table:style-name="ro7" table:number-rows-repeated="104856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</number:number-style>
    <number:number-style style:name="N108">
      <number:text>-$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style:text-properties fo:color="#ff0000"/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</number:number-style>
    <number:number-style style:name="N111">
      <number:text>-$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style:text-properties fo:color="#ff0000"/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-$</number:text>
      <number:number number:decimal-places="0" number:min-integer-digits="1" number:grouping="true"/>
      <number:text> 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-$</number:text>
      <number:number number:decimal-places="2" number:min-integer-digits="1" number:grouping="true"/>
      <number:text> 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17">17/06/2022</text:date>, <text:time>11:58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6-17T11:58:40.88</dc:date>
    <dc:creator>Lawrence Perepolkin</dc:creator>
    <meta:editing-duration>PT11H18M39S</meta:editing-duration>
    <meta:editing-cycles>43</meta:editing-cycles>
    <meta:generator>OpenOffice/4.1.11$Win32 OpenOffice.org_project/4111m1$Build-9808</meta:generator>
    <meta:document-statistic meta:table-count="3" meta:cell-count="189" meta:object-count="0"/>
  </office:meta>
</office:document-meta>
</file>